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561cm" fo:margin-left="-0.051cm" table:align="left" style:writing-mode="lr-tb"/>
    </style:style>
    <style:style style:name="Table1.A" style:family="table-column">
      <style:table-column-properties style:column-width="1.639cm"/>
    </style:style>
    <style:style style:name="Table1.B" style:family="table-column">
      <style:table-column-properties style:column-width="1.905cm"/>
    </style:style>
    <style:style style:name="Table1.C" style:family="table-column">
      <style:table-column-properties style:column-width="1.27cm"/>
    </style:style>
    <style:style style:name="Table1.D" style:family="table-column">
      <style:table-column-properties style:column-width="1.429cm"/>
    </style:style>
    <style:style style:name="Table1.G" style:family="table-column">
      <style:table-column-properties style:column-width="1.111cm"/>
    </style:style>
    <style:style style:name="Table1.I" style:family="table-column">
      <style:table-column-properties style:column-width="1.588cm"/>
    </style:style>
    <style:style style:name="Table1.1" style:family="table-row">
      <style:table-row-properties fo:keep-together="auto"/>
    </style:style>
    <style:style style:name="Table1.A1" style:family="table-cell">
      <style:table-cell-properties style:vertical-align="middle" fo:padding="0.051cm" fo:border="none" style:writing-mode="lr-tb"/>
    </style:style>
    <style:style style:name="Table1.H2" style:family="table-cell">
      <style:table-cell-properties style:vertical-align="top" fo:padding="0.051cm" fo:border="none" style:writing-mode="lr-tb"/>
    </style:style>
    <style:style style:name="P1" style:family="paragraph" style:parent-style-name="Standard">
      <style:paragraph-properties fo:margin-top="0cm" fo:margin-bottom="0.212cm" loext:contextual-spacing="false"/>
    </style:style>
    <style:style style:name="P2" style:family="paragraph" style:parent-style-name="Standard">
      <style:paragraph-properties fo:margin-top="0cm" fo:margin-bottom="0.212cm" loext:contextual-spacing="false"/>
      <style:text-properties style:font-size-complex="12pt"/>
    </style:style>
    <style:style style:name="P3" style:family="paragraph" style:parent-style-name="Standard">
      <style:paragraph-properties fo:margin-top="0cm" fo:margin-bottom="0.212cm" loext:contextual-spacing="false"/>
      <style:text-properties officeooo:rsid="0008b270" officeooo:paragraph-rsid="0008b270"/>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font-size="10pt" style:font-size-asian="10pt"/>
    </style:style>
    <style:style style:name="P6" style:family="paragraph" style:parent-style-name="Standard">
      <style:paragraph-properties fo:margin-top="0cm" fo:margin-bottom="0cm" loext:contextual-spacing="false" style:snap-to-layout-grid="false"/>
      <style:text-properties fo:font-size="10pt" style:font-size-asian="10pt"/>
    </style:style>
    <style:style style:name="P7" style:family="paragraph" style:parent-style-name="Standard">
      <style:paragraph-properties fo:margin-top="0cm" fo:margin-bottom="0cm" loext:contextual-spacing="false"/>
      <style:text-properties fo:font-size="10pt" fo:font-style="italic" style:font-size-asian="10pt" style:font-style-asian="italic"/>
    </style:style>
    <style:style style:name="P8" style:family="paragraph" style:parent-style-name="Standard">
      <style:paragraph-properties fo:margin-top="0cm" fo:margin-bottom="0cm" loext:contextual-spacing="false"/>
      <style:text-properties fo:font-size="10pt" style:font-name-asian="Times New Roman" style:font-size-asian="10pt"/>
    </style:style>
    <style:style style:name="P9" style:family="paragraph" style:parent-style-name="Standard">
      <style:paragraph-properties fo:margin-top="0.212cm" fo:margin-bottom="0cm" loext:contextual-spacing="false"/>
    </style:style>
    <style:style style:name="P10" style:family="paragraph" style:parent-style-name="Heading">
      <style:paragraph-properties fo:margin-top="0cm" fo:margin-bottom="0.423cm" loext:contextual-spacing="false"/>
    </style:style>
    <style:style style:name="P11" style:family="paragraph" style:parent-style-name="Heading_20_1">
      <style:paragraph-properties fo:margin-top="0cm" fo:margin-bottom="0.212cm" loext:contextual-spacing="false"/>
    </style:style>
    <style:style style:name="P12" style:family="paragraph" style:parent-style-name="Heading_20_2">
      <style:paragraph-properties fo:margin-top="0cm" fo:margin-bottom="0.423cm" loext:contextual-spacing="false"/>
    </style:style>
    <style:style style:name="P13" style:family="paragraph" style:parent-style-name="Heading_20_3">
      <style:paragraph-properties fo:margin-top="0cm" fo:margin-bottom="0.212cm" loext:contextual-spacing="false"/>
    </style:style>
    <style:style style:name="P14" style:family="paragraph" style:parent-style-name="Heading_20_4">
      <style:paragraph-properties fo:margin-top="0cm" fo:margin-bottom="0.212cm" loext:contextual-spacing="false"/>
    </style:style>
    <style:style style:name="P15" style:family="paragraph" style:parent-style-name="Heading_20_5">
      <style:paragraph-properties fo:margin-top="0cm" fo:margin-bottom="0cm" loext:contextual-spacing="false"/>
    </style:style>
    <style:style style:name="P16" style:family="paragraph" style:parent-style-name="Standard" style:master-page-name="Standard">
      <style:paragraph-properties style:page-number="auto"/>
      <style:text-properties officeooo:rsid="0005b757" officeooo:paragraph-rsid="0005b757"/>
    </style:style>
    <style:style style:name="P17" style:family="paragraph" style:parent-style-name="Standard" style:list-style-name="L1">
      <style:text-properties officeooo:rsid="0005b757" officeooo:paragraph-rsid="0005b757"/>
    </style:style>
    <style:style style:name="P18" style:family="paragraph" style:parent-style-name="Standard" style:list-style-name="L1">
      <style:text-properties officeooo:rsid="000994c8" officeooo:paragraph-rsid="000994c8"/>
    </style:style>
    <style:style style:name="P19" style:family="paragraph" style:parent-style-name="Standard">
      <style:paragraph-properties fo:margin-top="0cm" fo:margin-bottom="0.212cm" loext:contextual-spacing="false"/>
      <style:text-properties style:font-size-complex="12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071a3f" style:font-size-asian="12pt" style:font-name-complex="Times New Roman" style:font-size-complex="12pt"/>
    </style:style>
    <style:style style:name="T3" style:family="text">
      <style:text-properties style:font-size-complex="12pt"/>
    </style:style>
    <style:style style:name="T4" style:family="text">
      <style:text-properties style:font-name-asian="Times New Roman"/>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ize="10pt" style:font-size-asian="10pt"/>
    </style:style>
    <style:style style:name="T8" style:family="text">
      <style:text-properties style:text-position="-35% 100%" fo:font-size="10pt" style:font-size-asian="10pt"/>
    </style:style>
    <style:style style:name="T9" style:family="text">
      <style:text-properties officeooo:rsid="00071a3f"/>
    </style:style>
    <style:style style:name="T10" style:family="text">
      <style:text-properties officeooo:rsid="0008b270"/>
    </style:style>
    <style:style style:name="T11" style:family="text">
      <style:text-properties officeooo:rsid="000994c8"/>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ing this template::</text:p>
      <text:list xml:id="list2230545371" text:style-name="L1">
        <text:list-item>
          <text:p text:style-name="P17">Do not introduce any unnecessary formatting – no bold, italics, centering unless they are absolutely critical to communicate your meaning, and never any changes of font type or size.</text:p>
        </text:list-item>
        <text:list-item>
          <text:p text:style-name="P17">ALWAYS use the Styles menu to set headings, sub-headings and so forth. Do not set them yourself using changes of font size / bold etc.</text:p>
        </text:list-item>
        <text:list-item>
          <text:p text:style-name="P17">Don’t use images for maths. If you need anything but a few very simple equations, use LaTeX.</text:p>
        </text:list-item>
        <text:list-item>
          <text:p text:style-name="P17">Tables – <text:span text:style-name="T10">Use absolutely minimal formatting, as in the example below.</text:span></text:p>
        </text:list-item>
        <text:list-item>
          <text:p text:style-name="P17">Images – <text:span text:style-name="T11">For now, just embed them into your document. If your paper is accepted, we will need a separate PDF file for each Figure – but send us those when we ask for them, not right now.</text:span></text:p>
        </text:list-item>
        <text:list-item>
          <text:p text:style-name="P17">Footnotes in the text, not at the end.</text:p>
        </text:list-item>
        <text:list-item>
          <text:p text:style-name="P17">APA reference style (not other aspects of APA style)</text:p>
        </text:list-item>
        <text:list-item>
          <text:p text:style-name="P18">When your paper has been prepared for submission with this template, save it <text:span text:style-name="T12">as PDF</text:span><text:span text:style-name="T13"> and submit the PDF only (keep the original format on your own machine, of course!). Do not submit in Microsoft Word or other editable format, as these tend to render differently on different people’s computers, making life unnecessarily difficult for the reviewers. </text:span></text:p>
          <text:p text:style-name="P17"/>
        </text:list-item>
      </text:list>
      <text:p text:style-name="P10">Paper Title</text:p>
      <text:p text:style-name="Text_20_body">Andy J. Wills</text:p>
      <text:p text:style-name="Text_20_body">Plymouth University</text:p>
      <text:p text:style-name="Text_20_body"/>
      <text:p text:style-name="Text_20_body"><text:span text:style-name="T2">John</text:span><text:span text:style-name="T1"> B. </text:span><text:span text:style-name="T2">Useful</text:span></text:p>
      <text:p text:style-name="Text_20_body">Exeter University</text:p>
      <text:p text:style-name="Text_20_body"/>
      <text:p text:style-name="Text_20_body">Acknowledgment: <text:span text:style-name="T9">We thank our sponsors...</text:span></text:p>
      <text:p text:style-name="Text_20_body"/>
      <text:p text:style-name="Text_20_body">Abstract</text:p>
      <text:p text:style-name="Text_20_body">Abstract text here. </text:p>
      <text:p text:style-name="Text_20_body">Keywords: </text:p>
      <text:p text:style-name="Text_20_body"><text:soft-page-break/></text:p>
      <text:p text:style-name="Text_20_body">Introductory text.</text:p>
      <text:h text:style-name="P11" text:outline-level="1"><text:bookmark text:name="text-formats"/>Study 1</text:h>
      <text:p text:style-name="P1"><text:span text:style-name="T3">Introductory text</text:span><text:span text:style-name="Footnote_20_Symbol"><text:span text:style-name="T3"><text:note text:id="ftn1" text:note-class="footnote"><text:note-citation>1</text:note-citation><text:note-body><text:p text:style-name="Footnote"><text:span text:style-name="T4"><text:s/></text:span>This is a footnote, inserted using Word’s <text:span text:style-name="T5">references / insert-footnote</text:span> function.</text:p></text:note-body></text:note></text:span></text:span><text:span text:style-name="T3"> for Study 1.</text:span></text:p>
      <text:h text:style-name="P12" text:outline-level="2"><text:bookmark text:name="special-notes-for-word-processors"/>Method</text:h>
      <text:p text:style-name="P2">Description of the study method.</text:p>
      <text:h text:style-name="P13" text:outline-level="3">Participants</text:h>
      <text:p text:style-name="P2">Within the Method, description of the study participants.</text:p>
      <text:h text:style-name="P13" text:outline-level="3">Design</text:h>
      <text:p text:style-name="P2">Within the Method, description of the study design.</text:p>
      <text:h text:style-name="P13" text:outline-level="3">Procedure</text:h>
      <text:p text:style-name="P2">Within the Method, overview of the study procedure.</text:p>
      <text:h text:style-name="P14" text:outline-level="4">Procedure: Part 1</text:h>
      <text:p text:style-name="P2">Description of a sub-section of the procedure.</text:p>
      <text:h text:style-name="P15" text:outline-level="5">Procedure: Part 1a</text:h>
      <text:p text:style-name="P2">Description of a sub-section of Part 1 of the procedure.</text:p>
      <text:h text:style-name="P15" text:outline-level="5">Procedure: Part 1b</text:h>
      <text:p text:style-name="P2">Description of a sub-section of Part 1 of the procedure.</text:p>
      <text:h text:style-name="P14" text:outline-level="4">Procedure Part 2</text:h>
      <text:p text:style-name="P2">Description of a sub-section of the procedure.</text:p>
      <text:h text:style-name="P12" text:outline-level="2"><text:bookmark text:name="tables-in-word-processor-formats"/>Results</text:h>
      <text:p text:style-name="P1">Study results. Use the table below as a template for tables that you wish to include in your document.</text:p>
      <text:p text:style-name="P1">Table 1: Example of a large table with minimal formatting. Blank rows substitute for horizontal lines.</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G" table:number-columns-repeated="2"/>
        <table:table-column table:style-name="Table1.I"/>
        <table:table-column table:style-name="Table1.C"/>
        <table:table-column table:style-name="Table1.D"/>
        <table:table-column table:style-name="Table1.G"/>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6"><text:bookmark text:name="TBL-1-1g"/><text:bookmark text:name="TBL-1-1"/><text:bookmark text:name="TBL-1-2"/><text:bookmark text:name="TBL-1-3"/><text:bookmark text:name="TBL-1-4"/><text:bookmark text:name="TBL-1-5"/><text:bookmark text:name="TBL-1-6"/><text:bookmark text:name="TBL-1-7"/><text:bookmark text:name="TBL-1-8"/><text:bookmark text:name="TBL-1-9"/><text:bookmark text:name="TBL-1-10"/><text:bookmark text:name="TBL-1-11"/><text:bookmark text:name="TBL-1-12"/><text:bookmark text:name="TBL-1-13"/><text:bookmark text:name="TBL-1-1-2"/><text:bookmark text:name="TBL-1"/></text:p>
          </table:table-cell>
          <table:table-cell table:style-name="Table1.A1" office:value-type="string">
            <text:p text:style-name="P6"><text:bookmark text:name="TBL-1-1-3"/></text:p>
          </table:table-cell>
          <table:table-cell table:style-name="Table1.A1" table:number-columns-spanned="5" office:value-type="string">
            <text:p text:style-name="P5">Study 1a<text:bookmark text:name="TBL-1-1-9"/><text:bookmark text:name="TBL-1-1-8"/></text:p>
          </table:table-cell>
          <table:covered-table-cell/>
          <table:covered-table-cell/>
          <table:covered-table-cell/>
          <table:covered-table-cell/>
          <table:table-cell table:style-name="Table1.H2" table:number-columns-spanned="5" office:value-type="string">
            <text:p text:style-name="P5"><text:bookmark text:name="TBL-1-2-1"/><text:bookmark text:name="TBL-1-2-"/>Study 1b</text:p>
          </table:table-cell>
          <table:covered-table-cell/>
          <table:covered-table-cell/>
          <table:covered-table-cell/>
          <table:covered-table-cell/>
        </table:table-row>
        <table:table-row table:style-name="Table1.1">
          <table:table-cell table:style-name="Table1.A1" office:value-type="string">
            <text:p text:style-name="P6"><text:bookmark text:name="TBL-1-2-2"/></text:p>
          </table:table-cell>
          <table:table-cell table:style-name="Table1.A1" office:value-type="string">
            <text:p text:style-name="P5">Predictor<text:bookmark text:name="TBL-1-2-3"/></text:p>
          </table:table-cell>
          <table:table-cell table:style-name="Table1.A1" office:value-type="string">
            <text:p text:style-name="P5">Coef.<text:bookmark text:name="TBL-1-2-4"/></text:p>
          </table:table-cell>
          <table:table-cell table:style-name="Table1.A1" office:value-type="string">
            <text:p text:style-name="P4"><text:span text:style-name="T7">CI</text:span><text:span text:style-name="T8">lower</text:span><text:bookmark text:name="TBL-1-2-5"/></text:p>
          </table:table-cell>
          <table:table-cell table:style-name="Table1.A1" office:value-type="string">
            <text:p text:style-name="P4"><text:span text:style-name="T7">CI</text:span><text:span text:style-name="T8">upper</text:span><text:bookmark text:name="TBL-1-2-6"/></text:p>
          </table:table-cell>
          <table:table-cell table:style-name="Table1.A1" office:value-type="string">
            <text:p text:style-name="P5">t (df)<text:bookmark text:name="TBL-1-2-7"/></text:p>
          </table:table-cell>
          <table:table-cell table:style-name="Table1.A1" office:value-type="string">
            <text:p text:style-name="P5">p<text:bookmark text:name="TBL-1-2-8"/></text:p>
          </table:table-cell>
          <table:table-cell table:style-name="Table1.A1" office:value-type="string">
            <text:p text:style-name="P5"><text:bookmark text:name="TBL-1-2-9"/>Coef.<text:bookmark text:name="TBL-1-2-10"/></text:p>
          </table:table-cell>
          <table:table-cell table:style-name="Table1.A1" office:value-type="string">
            <text:p text:style-name="P4"><text:span text:style-name="T7">CI</text:span><text:span text:style-name="T8">lower</text:span><text:bookmark text:name="TBL-1-2-11"/></text:p>
          </table:table-cell>
          <table:table-cell table:style-name="Table1.A1" office:value-type="string">
            <text:p text:style-name="P4"><text:span text:style-name="T7">CI</text:span><text:span text:style-name="T8">upper</text:span><text:bookmark text:name="TBL-1-2-12"/></text:p>
          </table:table-cell>
          <table:table-cell table:style-name="Table1.A1" office:value-type="string">
            <text:p text:style-name="P5">t (df)<text:bookmark text:name="TBL-1-2-13"/></text:p>
          </table:table-cell>
          <table:table-cell table:style-name="Table1.A1" office:value-type="string">
            <text:p text:style-name="P5">p</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text:bookmark text:name="TBL-1-3-1"/><text:bookmark text:name="TBL-1-3-"/></text:p>
          </table:table-cell>
        </table:table-row>
        <table:table-row table:style-name="Table1.1">
          <table:table-cell table:style-name="Table1.A1" office:value-type="string">
            <text:p text:style-name="P7"><text:bookmark text:name="TBL-1-3-2"/>DV1</text:p>
          </table:table-cell>
          <table:table-cell table:style-name="Table1.A1" office:value-type="string">
            <text:p text:style-name="P5">Intercept <text:bookmark text:name="TBL-1-3-3"/></text:p>
          </table:table-cell>
          <table:table-cell table:style-name="Table1.A1" office:value-type="string">
            <text:p text:style-name="P5">0.241 <text:bookmark text:name="TBL-1-3-4"/></text:p>
          </table:table-cell>
          <table:table-cell table:style-name="Table1.A1" office:value-type="string">
            <text:p text:style-name="P5">0.163 <text:bookmark text:name="TBL-1-3-5"/></text:p>
          </table:table-cell>
          <table:table-cell table:style-name="Table1.A1" office:value-type="string">
            <text:p text:style-name="P5">0.320 <text:bookmark text:name="TBL-1-3-6"/></text:p>
          </table:table-cell>
          <table:table-cell table:style-name="Table1.A1" office:value-type="string">
            <text:p text:style-name="P5">6.03 <text:soft-page-break/>(43.7) <text:bookmark text:name="TBL-1-3-7"/></text:p>
          </table:table-cell>
          <table:table-cell table:style-name="Table1.A1" office:value-type="string">
            <text:p text:style-name="P5">&lt;.001<text:bookmark text:name="TBL-1-3-8"/></text:p>
          </table:table-cell>
          <table:table-cell table:style-name="Table1.A1" office:value-type="string">
            <text:p text:style-name="P5"><text:bookmark text:name="TBL-1-3-9"/>0.200<text:bookmark text:name="TBL-1-3-10"/></text:p>
          </table:table-cell>
          <table:table-cell table:style-name="Table1.A1" office:value-type="string">
            <text:p text:style-name="P5">0.141 <text:bookmark text:name="TBL-1-3-11"/></text:p>
          </table:table-cell>
          <table:table-cell table:style-name="Table1.A1" office:value-type="string">
            <text:p text:style-name="P5">0.258 <text:bookmark text:name="TBL-1-3-12"/></text:p>
          </table:table-cell>
          <table:table-cell table:style-name="Table1.A1" office:value-type="string">
            <text:p text:style-name="P5">6.71 <text:soft-page-break/>(52.1) <text:bookmark text:name="TBL-1-3-13"/></text:p>
          </table:table-cell>
          <table:table-cell table:style-name="Table1.A1" office:value-type="string">
            <text:p text:style-name="P5">&lt;.001<text:bookmark text:name="TBL-1-4-1"/><text:bookmark text:name="TBL-1-4-"/></text:p>
          </table:table-cell>
        </table:table-row>
        <table:table-row table:style-name="Table1.1">
          <table:table-cell table:style-name="Table1.A1" office:value-type="string">
            <text:p text:style-name="P6"><text:bookmark text:name="TBL-1-4-2"/></text:p>
          </table:table-cell>
          <table:table-cell table:style-name="Table1.A1" office:value-type="string">
            <text:p text:style-name="P5">Predictor 1 <text:bookmark text:name="TBL-1-4-3"/></text:p>
          </table:table-cell>
          <table:table-cell table:style-name="Table1.A1" office:value-type="string">
            <text:p text:style-name="P5">0.095 <text:bookmark text:name="TBL-1-4-4"/></text:p>
          </table:table-cell>
          <table:table-cell table:style-name="Table1.A1" office:value-type="string">
            <text:p text:style-name="P5">0.065 <text:bookmark text:name="TBL-1-4-5"/></text:p>
          </table:table-cell>
          <table:table-cell table:style-name="Table1.A1" office:value-type="string">
            <text:p text:style-name="P5">0.124 <text:bookmark text:name="TBL-1-4-6"/></text:p>
          </table:table-cell>
          <table:table-cell table:style-name="Table1.A1" office:value-type="string">
            <text:p text:style-name="P5">6.32 (220.7)<text:bookmark text:name="TBL-1-4-7"/></text:p>
          </table:table-cell>
          <table:table-cell table:style-name="Table1.A1" office:value-type="string">
            <text:p text:style-name="P5">&lt;.001<text:bookmark text:name="TBL-1-4-8"/></text:p>
          </table:table-cell>
          <table:table-cell table:style-name="Table1.A1" office:value-type="string">
            <text:p text:style-name="P5"><text:bookmark text:name="TBL-1-4-9"/>0.064<text:bookmark text:name="TBL-1-4-10"/></text:p>
          </table:table-cell>
          <table:table-cell table:style-name="Table1.A1" office:value-type="string">
            <text:p text:style-name="P5">0.037 <text:bookmark text:name="TBL-1-4-11"/></text:p>
          </table:table-cell>
          <table:table-cell table:style-name="Table1.A1" office:value-type="string">
            <text:p text:style-name="P5">0.090 <text:bookmark text:name="TBL-1-4-12"/></text:p>
          </table:table-cell>
          <table:table-cell table:style-name="Table1.A1" office:value-type="string">
            <text:p text:style-name="P5">4.74 (99.1) <text:bookmark text:name="TBL-1-4-13"/></text:p>
          </table:table-cell>
          <table:table-cell table:style-name="Table1.A1" office:value-type="string">
            <text:p text:style-name="P5">&lt;.001<text:bookmark text:name="TBL-1-5-1"/><text:bookmark text:name="TBL-1-5-"/></text:p>
          </table:table-cell>
        </table:table-row>
        <table:table-row table:style-name="Table1.1">
          <table:table-cell table:style-name="Table1.A1" office:value-type="string">
            <text:p text:style-name="P6"><text:bookmark text:name="TBL-1-5-2"/></text:p>
          </table:table-cell>
          <table:table-cell table:style-name="Table1.A1" office:value-type="string">
            <text:p text:style-name="P5">Predictor 2 <text:bookmark text:name="TBL-1-5-3"/></text:p>
          </table:table-cell>
          <table:table-cell table:style-name="Table1.A1" office:value-type="string">
            <text:p text:style-name="P5">0.029 <text:bookmark text:name="TBL-1-5-4"/></text:p>
          </table:table-cell>
          <table:table-cell table:style-name="Table1.A1" office:value-type="string">
            <text:p text:style-name="P5">-0.024 <text:bookmark text:name="TBL-1-5-5"/></text:p>
          </table:table-cell>
          <table:table-cell table:style-name="Table1.A1" office:value-type="string">
            <text:p text:style-name="P5">0.081 <text:bookmark text:name="TBL-1-5-6"/></text:p>
          </table:table-cell>
          <table:table-cell table:style-name="Table1.A1" office:value-type="string">
            <text:p text:style-name="P5">1.06 (397.7)<text:bookmark text:name="TBL-1-5-7"/></text:p>
          </table:table-cell>
          <table:table-cell table:style-name="Table1.A1" office:value-type="string">
            <text:p text:style-name="P5">0.291<text:bookmark text:name="TBL-1-5-8"/></text:p>
          </table:table-cell>
          <table:table-cell table:style-name="Table1.A1" office:value-type="string">
            <text:p text:style-name="P5"><text:bookmark text:name="TBL-1-5-9"/>0.053<text:bookmark text:name="TBL-1-5-10"/></text:p>
          </table:table-cell>
          <table:table-cell table:style-name="Table1.A1" office:value-type="string">
            <text:p text:style-name="P5">0.011 <text:bookmark text:name="TBL-1-5-11"/></text:p>
          </table:table-cell>
          <table:table-cell table:style-name="Table1.A1" office:value-type="string">
            <text:p text:style-name="P5">0.095 <text:bookmark text:name="TBL-1-5-12"/></text:p>
          </table:table-cell>
          <table:table-cell table:style-name="Table1.A1" office:value-type="string">
            <text:p text:style-name="P5">2.48 (373.4)<text:bookmark text:name="TBL-1-5-13"/></text:p>
          </table:table-cell>
          <table:table-cell table:style-name="Table1.A1" office:value-type="string">
            <text:p text:style-name="P5">0.014<text:bookmark text:name="TBL-1-6-1"/><text:bookmark text:name="TBL-1-6-"/></text:p>
          </table:table-cell>
        </table:table-row>
        <table:table-row table:style-name="Table1.1">
          <table:table-cell table:style-name="Table1.A1" office:value-type="string">
            <text:p text:style-name="P6"><text:bookmark text:name="TBL-1-6-2"/></text:p>
          </table:table-cell>
          <table:table-cell table:style-name="Table1.A1" office:value-type="string">
            <text:p text:style-name="P5"><text:bookmark text:name="TBL-1-6-3"/>Predictor 3</text:p>
          </table:table-cell>
          <table:table-cell table:style-name="Table1.A1" office:value-type="string">
            <text:p text:style-name="P5">-0.033<text:bookmark text:name="TBL-1-6-4"/></text:p>
          </table:table-cell>
          <table:table-cell table:style-name="Table1.A1" office:value-type="string">
            <text:p text:style-name="P5">-0.080 <text:bookmark text:name="TBL-1-6-5"/></text:p>
          </table:table-cell>
          <table:table-cell table:style-name="Table1.A1" office:value-type="string">
            <text:p text:style-name="P5">0.014 <text:bookmark text:name="TBL-1-6-6"/></text:p>
          </table:table-cell>
          <table:table-cell table:style-name="Table1.A1" office:value-type="string">
            <text:p text:style-name="P5">-1.36 (398.7)<text:bookmark text:name="TBL-1-6-7"/></text:p>
          </table:table-cell>
          <table:table-cell table:style-name="Table1.A1" office:value-type="string">
            <text:p text:style-name="P5">0.174<text:bookmark text:name="TBL-1-6-8"/></text:p>
          </table:table-cell>
          <table:table-cell table:style-name="Table1.A1" office:value-type="string">
            <text:p text:style-name="P5"><text:bookmark text:name="TBL-1-6-9"/>0.006<text:bookmark text:name="TBL-1-6-10"/></text:p>
          </table:table-cell>
          <table:table-cell table:style-name="Table1.A1" office:value-type="string">
            <text:p text:style-name="P5">-0.034 <text:bookmark text:name="TBL-1-6-11"/></text:p>
          </table:table-cell>
          <table:table-cell table:style-name="Table1.A1" office:value-type="string">
            <text:p text:style-name="P5">0.045 <text:bookmark text:name="TBL-1-6-12"/></text:p>
          </table:table-cell>
          <table:table-cell table:style-name="Table1.A1" office:value-type="string">
            <text:p text:style-name="P5">0.28 (374.2)<text:bookmark text:name="TBL-1-6-13"/></text:p>
          </table:table-cell>
          <table:table-cell table:style-name="Table1.A1" office:value-type="string">
            <text:p text:style-name="P5">0.780<text:bookmark text:name="TBL-1-7-1"/><text:bookmark text:name="TBL-1-7-"/></text:p>
          </table:table-cell>
        </table:table-row>
        <table:table-row table:style-name="Table1.1">
          <table:table-cell table:style-name="Table1.A1" office:value-type="string">
            <text:p text:style-name="P6"><text:bookmark text:name="TBL-1-7-2"/></text:p>
          </table:table-cell>
          <table:table-cell table:style-name="Table1.A1" office:value-type="string">
            <text:p text:style-name="P5"><text:bookmark text:name="TBL-1-7-3"/>Predictor 4</text:p>
          </table:table-cell>
          <table:table-cell table:style-name="Table1.A1" office:value-type="string">
            <text:p text:style-name="P5">-0.008<text:bookmark text:name="TBL-1-7-4"/></text:p>
          </table:table-cell>
          <table:table-cell table:style-name="Table1.A1" office:value-type="string">
            <text:p text:style-name="P5">-0.056 <text:bookmark text:name="TBL-1-7-5"/></text:p>
          </table:table-cell>
          <table:table-cell table:style-name="Table1.A1" office:value-type="string">
            <text:p text:style-name="P5">0.039 <text:bookmark text:name="TBL-1-7-6"/></text:p>
          </table:table-cell>
          <table:table-cell table:style-name="Table1.A1" office:value-type="string">
            <text:p text:style-name="P5">-0.35 (398.6)<text:bookmark text:name="TBL-1-7-7"/></text:p>
          </table:table-cell>
          <table:table-cell table:style-name="Table1.A1" office:value-type="string">
            <text:p text:style-name="P5">0.729<text:bookmark text:name="TBL-1-7-8"/></text:p>
          </table:table-cell>
          <table:table-cell table:style-name="Table1.A1" office:value-type="string">
            <text:p text:style-name="P5"><text:bookmark text:name="TBL-1-7-9"/>0.017<text:bookmark text:name="TBL-1-7-10"/></text:p>
          </table:table-cell>
          <table:table-cell table:style-name="Table1.A1" office:value-type="string">
            <text:p text:style-name="P5">-0.022 <text:bookmark text:name="TBL-1-7-11"/></text:p>
          </table:table-cell>
          <table:table-cell table:style-name="Table1.A1" office:value-type="string">
            <text:p text:style-name="P5">0.057 <text:bookmark text:name="TBL-1-7-12"/></text:p>
          </table:table-cell>
          <table:table-cell table:style-name="Table1.A1" office:value-type="string">
            <text:p text:style-name="P5">0.86 (373.6)<text:bookmark text:name="TBL-1-7-13"/></text:p>
          </table:table-cell>
          <table:table-cell table:style-name="Table1.A1" office:value-type="string">
            <text:p text:style-name="P5">0.392</text:p>
          </table:table-cell>
        </table:table-row>
        <table:table-row table:style-name="Table1.1">
          <table:table-cell table:style-name="Table1.A1" office:value-type="string">
            <text:p text:style-name="P8"><text:s text:c="34"/></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text:bookmark text:name="TBL-1-8-1"/><text:bookmark text:name="TBL-1-8-"/></text:p>
          </table:table-cell>
        </table:table-row>
        <table:table-row table:style-name="Table1.1">
          <table:table-cell table:style-name="Table1.A1" office:value-type="string">
            <text:p text:style-name="P7">DV2 <text:bookmark text:name="TBL-1-8-2"/></text:p>
          </table:table-cell>
          <table:table-cell table:style-name="Table1.A1" office:value-type="string">
            <text:p text:style-name="P5">Intercept <text:bookmark text:name="TBL-1-8-3"/></text:p>
          </table:table-cell>
          <table:table-cell table:style-name="Table1.A1" office:value-type="string">
            <text:p text:style-name="P5">3.480 <text:bookmark text:name="TBL-1-8-4"/></text:p>
          </table:table-cell>
          <table:table-cell table:style-name="Table1.A1" office:value-type="string">
            <text:p text:style-name="P5">2.899 <text:bookmark text:name="TBL-1-8-5"/></text:p>
          </table:table-cell>
          <table:table-cell table:style-name="Table1.A1" office:value-type="string">
            <text:p text:style-name="P5">4.061 <text:bookmark text:name="TBL-1-8-6"/></text:p>
          </table:table-cell>
          <table:table-cell table:style-name="Table1.A1" office:value-type="string">
            <text:p text:style-name="P5">11.74 (9.3) <text:bookmark text:name="TBL-1-8-7"/></text:p>
          </table:table-cell>
          <table:table-cell table:style-name="Table1.A1" office:value-type="string">
            <text:p text:style-name="P5">&lt;.001<text:bookmark text:name="TBL-1-8-8"/></text:p>
          </table:table-cell>
          <table:table-cell table:style-name="Table1.A1" office:value-type="string">
            <text:p text:style-name="P5"><text:bookmark text:name="TBL-1-8-9"/>3.476<text:bookmark text:name="TBL-1-8-10"/></text:p>
          </table:table-cell>
          <table:table-cell table:style-name="Table1.A1" office:value-type="string">
            <text:p text:style-name="P5">2.869 <text:bookmark text:name="TBL-1-8-11"/></text:p>
          </table:table-cell>
          <table:table-cell table:style-name="Table1.A1" office:value-type="string">
            <text:p text:style-name="P5">4.084 <text:bookmark text:name="TBL-1-8-12"/></text:p>
          </table:table-cell>
          <table:table-cell table:style-name="Table1.A1" office:value-type="string">
            <text:p text:style-name="P5">11.22 (9.2) <text:bookmark text:name="TBL-1-8-13"/></text:p>
          </table:table-cell>
          <table:table-cell table:style-name="Table1.A1" office:value-type="string">
            <text:p text:style-name="P5">&lt;.001<text:bookmark text:name="TBL-1-9-1"/><text:bookmark text:name="TBL-1-9-"/></text:p>
          </table:table-cell>
        </table:table-row>
        <table:table-row table:style-name="Table1.1">
          <table:table-cell table:style-name="Table1.A1" office:value-type="string">
            <text:p text:style-name="P6"><text:bookmark text:name="TBL-1-9-2"/></text:p>
          </table:table-cell>
          <table:table-cell table:style-name="Table1.A1" office:value-type="string">
            <text:p text:style-name="P5">Predictor 1 <text:bookmark text:name="TBL-1-9-3"/></text:p>
          </table:table-cell>
          <table:table-cell table:style-name="Table1.A1" office:value-type="string">
            <text:p text:style-name="P5">-0.045<text:bookmark text:name="TBL-1-9-4"/></text:p>
          </table:table-cell>
          <table:table-cell table:style-name="Table1.A1" office:value-type="string">
            <text:p text:style-name="P5">-0.081 <text:bookmark text:name="TBL-1-9-5"/></text:p>
          </table:table-cell>
          <table:table-cell table:style-name="Table1.A1" office:value-type="string">
            <text:p text:style-name="P5">-0.010 <text:bookmark text:name="TBL-1-9-6"/></text:p>
          </table:table-cell>
          <table:table-cell table:style-name="Table1.A1" office:value-type="string">
            <text:p text:style-name="P5">2.52 (247.1)<text:bookmark text:name="TBL-1-9-7"/></text:p>
          </table:table-cell>
          <table:table-cell table:style-name="Table1.A1" office:value-type="string">
            <text:p text:style-name="P5">0.013<text:bookmark text:name="TBL-1-9-8"/></text:p>
          </table:table-cell>
          <table:table-cell table:style-name="Table1.A1" office:value-type="string">
            <text:p text:style-name="P5"><text:bookmark text:name="TBL-1-9-9"/>-0.044<text:bookmark text:name="TBL-1-9-10"/></text:p>
          </table:table-cell>
          <table:table-cell table:style-name="Table1.A1" office:value-type="string">
            <text:p text:style-name="P5">-0.083 <text:bookmark text:name="TBL-1-9-11"/></text:p>
          </table:table-cell>
          <table:table-cell table:style-name="Table1.A1" office:value-type="string">
            <text:p text:style-name="P5">-0.004 <text:bookmark text:name="TBL-1-9-12"/></text:p>
          </table:table-cell>
          <table:table-cell table:style-name="Table1.A1" office:value-type="string">
            <text:p text:style-name="P5">2.17 (122.5)<text:bookmark text:name="TBL-1-9-13"/></text:p>
          </table:table-cell>
          <table:table-cell table:style-name="Table1.A1" office:value-type="string">
            <text:p text:style-name="P5">0.032<text:bookmark text:name="TBL-1-10-1"/><text:bookmark text:name="TBL-1-10-"/></text:p>
          </table:table-cell>
        </table:table-row>
        <table:table-row table:style-name="Table1.1">
          <table:table-cell table:style-name="Table1.A1" office:value-type="string">
            <text:p text:style-name="P6"><text:bookmark text:name="TBL-1-10-2"/></text:p>
          </table:table-cell>
          <table:table-cell table:style-name="Table1.A1" office:value-type="string">
            <text:p text:style-name="P5">Predictor 2 <text:bookmark text:name="TBL-1-10-3"/></text:p>
          </table:table-cell>
          <table:table-cell table:style-name="Table1.A1" office:value-type="string">
            <text:p text:style-name="P5">-0.017<text:bookmark text:name="TBL-1-10-4"/></text:p>
          </table:table-cell>
          <table:table-cell table:style-name="Table1.A1" office:value-type="string">
            <text:p text:style-name="P5">-0.081 <text:bookmark text:name="TBL-1-10-5"/></text:p>
          </table:table-cell>
          <table:table-cell table:style-name="Table1.A1" office:value-type="string">
            <text:p text:style-name="P5">0.047 <text:bookmark text:name="TBL-1-10-6"/></text:p>
          </table:table-cell>
          <table:table-cell table:style-name="Table1.A1" office:value-type="string">
            <text:p text:style-name="P5">0.52 (401.6)<text:bookmark text:name="TBL-1-10-7"/></text:p>
          </table:table-cell>
          <table:table-cell table:style-name="Table1.A1" office:value-type="string">
            <text:p text:style-name="P5">0.605<text:bookmark text:name="TBL-1-10-8"/></text:p>
          </table:table-cell>
          <table:table-cell table:style-name="Table1.A1" office:value-type="string">
            <text:p text:style-name="P5"><text:bookmark text:name="TBL-1-10-9"/>-0.029<text:bookmark text:name="TBL-1-10-10"/></text:p>
          </table:table-cell>
          <table:table-cell table:style-name="Table1.A1" office:value-type="string">
            <text:p text:style-name="P5">-0.090 <text:bookmark text:name="TBL-1-10-11"/></text:p>
          </table:table-cell>
          <table:table-cell table:style-name="Table1.A1" office:value-type="string">
            <text:p text:style-name="P5">0.034 <text:bookmark text:name="TBL-1-10-12"/></text:p>
          </table:table-cell>
          <table:table-cell table:style-name="Table1.A1" office:value-type="string">
            <text:p text:style-name="P5">0.88 (374.2)<text:bookmark text:name="TBL-1-10-13"/></text:p>
          </table:table-cell>
          <table:table-cell table:style-name="Table1.A1" office:value-type="string">
            <text:p text:style-name="P5">0.378<text:bookmark text:name="TBL-1-11-1"/><text:bookmark text:name="TBL-1-11-"/></text:p>
          </table:table-cell>
        </table:table-row>
        <table:table-row table:style-name="Table1.1">
          <table:table-cell table:style-name="Table1.A1" office:value-type="string">
            <text:p text:style-name="P6"><text:bookmark text:name="TBL-1-11-2"/></text:p>
          </table:table-cell>
          <table:table-cell table:style-name="Table1.A1" office:value-type="string">
            <text:p text:style-name="P5">Predictor 3 <text:bookmark text:name="TBL-1-11-3"/></text:p>
          </table:table-cell>
          <table:table-cell table:style-name="Table1.A1" office:value-type="string">
            <text:p text:style-name="P5">0.002 <text:bookmark text:name="TBL-1-11-4"/></text:p>
          </table:table-cell>
          <table:table-cell table:style-name="Table1.A1" office:value-type="string">
            <text:p text:style-name="P5">-0.055 <text:bookmark text:name="TBL-1-11-5"/></text:p>
          </table:table-cell>
          <table:table-cell table:style-name="Table1.A1" office:value-type="string">
            <text:p text:style-name="P5">0.059 <text:bookmark text:name="TBL-1-11-6"/></text:p>
          </table:table-cell>
          <table:table-cell table:style-name="Table1.A1" office:value-type="string">
            <text:p text:style-name="P5">0.08 (402.2)<text:bookmark text:name="TBL-1-11-7"/></text:p>
          </table:table-cell>
          <table:table-cell table:style-name="Table1.A1" office:value-type="string">
            <text:p text:style-name="P5">0.939<text:bookmark text:name="TBL-1-11-8"/></text:p>
          </table:table-cell>
          <table:table-cell table:style-name="Table1.A1" office:value-type="string">
            <text:p text:style-name="P5"><text:bookmark text:name="TBL-1-11-9"/>0.018<text:bookmark text:name="TBL-1-11-10"/></text:p>
          </table:table-cell>
          <table:table-cell table:style-name="Table1.A1" office:value-type="string">
            <text:p text:style-name="P5">-0.040 <text:bookmark text:name="TBL-1-11-11"/></text:p>
          </table:table-cell>
          <table:table-cell table:style-name="Table1.A1" office:value-type="string">
            <text:p text:style-name="P5">0.077 <text:bookmark text:name="TBL-1-11-12"/></text:p>
          </table:table-cell>
          <table:table-cell table:style-name="Table1.A1" office:value-type="string">
            <text:p text:style-name="P5">0.61 (374.7)<text:bookmark text:name="TBL-1-11-13"/></text:p>
          </table:table-cell>
          <table:table-cell table:style-name="Table1.A1" office:value-type="string">
            <text:p text:style-name="P5">0.542<text:bookmark text:name="TBL-1-12-1"/><text:bookmark text:name="TBL-1-12-"/></text:p>
          </table:table-cell>
        </table:table-row>
        <table:table-row table:style-name="Table1.1">
          <table:table-cell table:style-name="Table1.A1" office:value-type="string">
            <text:p text:style-name="P6"><text:bookmark text:name="TBL-1-12-2"/></text:p>
          </table:table-cell>
          <table:table-cell table:style-name="Table1.A1" office:value-type="string">
            <text:p text:style-name="P5"><text:bookmark text:name="TBL-1-12-3"/>Predictor 4</text:p>
          </table:table-cell>
          <table:table-cell table:style-name="Table1.A1" office:value-type="string">
            <text:p text:style-name="P5">0.0267<text:bookmark text:name="TBL-1-12-4"/></text:p>
          </table:table-cell>
          <table:table-cell table:style-name="Table1.A1" office:value-type="string">
            <text:p text:style-name="P5">-0.031 <text:bookmark text:name="TBL-1-12-5"/></text:p>
          </table:table-cell>
          <table:table-cell table:style-name="Table1.A1" office:value-type="string">
            <text:p text:style-name="P5">0.084 <text:bookmark text:name="TBL-1-12-6"/></text:p>
          </table:table-cell>
          <table:table-cell table:style-name="Table1.A1" office:value-type="string">
            <text:p text:style-name="P5">0.91 (401.8)<text:bookmark text:name="TBL-1-12-7"/></text:p>
          </table:table-cell>
          <table:table-cell table:style-name="Table1.A1" office:value-type="string">
            <text:p text:style-name="P5">0.362<text:bookmark text:name="TBL-1-12-8"/></text:p>
          </table:table-cell>
          <table:table-cell table:style-name="Table1.A1" office:value-type="string">
            <text:p text:style-name="P5"><text:bookmark text:name="TBL-1-12-9"/>0.027<text:bookmark text:name="TBL-1-12-10"/></text:p>
          </table:table-cell>
          <table:table-cell table:style-name="Table1.A1" office:value-type="string">
            <text:p text:style-name="P5">-0.032 <text:bookmark text:name="TBL-1-12-11"/></text:p>
          </table:table-cell>
          <table:table-cell table:style-name="Table1.A1" office:value-type="string">
            <text:p text:style-name="P5">0.086 <text:bookmark text:name="TBL-1-12-12"/></text:p>
          </table:table-cell>
          <table:table-cell table:style-name="Table1.A1" office:value-type="string">
            <text:p text:style-name="P5">0.88 (374.2)<text:bookmark text:name="TBL-1-12-13"/></text:p>
          </table:table-cell>
          <table:table-cell table:style-name="Table1.A1" office:value-type="string">
            <text:p text:style-name="P5">0.377</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h text:style-name="Heading_20_2" text:outline-level="2">Discussion</text:h>
      <text:p text:style-name="P1">Discussion of Study 1.</text:p>
      <text:h text:style-name="Heading_20_1" text:outline-level="1"><text:bookmark text:name="style-notes"/>Study 2</text:h>
      <text:p text:style-name="P1">Introduction to Study 2.</text:p>
      <text:h text:style-name="Heading_20_2" text:outline-level="2">Method</text:h>
      <text:p text:style-name="P1">Study 2 method.</text:p>
      <text:h text:style-name="Heading_20_2" text:outline-level="2">Results</text:h>
      <text:p text:style-name="P1">Study 2 results.</text:p>
      <text:h text:style-name="Heading_20_2" text:outline-level="2">Discussion</text:h>
      <text:p text:style-name="P9">Study 2 discussion.</text:p>
      <text:h text:style-name="Heading_20_1" text:outline-level="1"><text:bookmark text:name="graphics"/><text:soft-page-break/>General Discussion</text:h>
      <text:p text:style-name="P3">General Discussion.</text:p>
      <text:h text:style-name="Heading_20_1" text:outline-level="1">References</text:h>
      <text:p text:style-name="Standard">Matthews, W. J., Gheorghiu, A. I., &amp; Callan, M. J. (2016). Why do we overestimate others' willingness to pay? <text:span text:style-name="T6">Judgment and Decision Making, 11</text:span>(1), 21-3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18cm" loext:contextual-spacing="false" fo:orphans="2" fo:widows="2" style:writing-mode="lr-tb"/>
      <style:text-properties style:use-window-font-color="true" style:font-name="Liberation Serif1" fo:font-family="'Liberation Serif'" style:font-style-name="Regular" style:font-family-generic="roman" style:font-pitch="variable" fo:font-size="12pt" fo:language="en" fo:country="US"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847cm" fo:margin-bottom="0.423cm" loext:contextual-spacing="false" fo:keep-together="always" fo:keep-with-next="always"/>
      <style:text-properties fo:color="#003366" fo:font-size="23pt" fo:font-weight="bold" style:font-name-asian="MS Gothic" style:font-family-asian="'MS Gothic', 'ＭＳ ゴシック'" style:font-family-generic-asian="modern" style:font-size-asian="23pt" style:font-weight-asian="bold" style:font-size-complex="18pt" style:font-weight-complex="bold"/>
    </style:style>
    <style:style style:name="Text_20_body" style:display-name="Text body" style:family="paragraph" style:parent-style-name="Standard" style:class="text">
      <style:paragraph-properties fo:margin-top="0.318cm" fo:margin-bottom="0.212cm" loext:contextual-spacing="false"/>
      <style:text-properties fo:font-size="12pt"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keep-together="always" fo:keep-with-next="always"/>
      <style:text-properties fo:color="#2e74b5" fo:font-size="23pt" fo:font-weight="bold" style:font-name-asian="MS Gothic" style:font-family-asian="'MS Gothic', 'ＭＳ ゴシック'" style:font-family-generic-asian="modern" style:font-size-asian="23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776cm" fo:margin-bottom="0.423cm" loext:contextual-spacing="false" fo:keep-together="always" fo:keep-with-next="always"/>
      <style:text-properties fo:color="#006666" fo:font-size="20pt" fo:font-weight="bold" style:font-name-asian="MS Gothic" style:font-family-asian="'MS Gothic', 'ＭＳ ゴシック'" style:font-family-generic-asian="modern" style:font-size-asian="20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564cm" fo:margin-bottom="0.212cm" loext:contextual-spacing="false" fo:keep-together="always" fo:keep-with-next="always"/>
      <style:text-properties fo:color="#3399ff" fo:font-size="17pt" fo:font-weight="bold" style:font-name-asian="MS Gothic" style:font-family-asian="'MS Gothic', 'ＭＳ ゴシック'" style:font-family-generic-asian="modern" style:font-size-asian="17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564cm" fo:margin-bottom="0.212cm" loext:contextual-spacing="false" fo:keep-together="always" fo:keep-with-next="always"/>
      <style:text-properties fo:color="#538135" fo:font-size="14pt" fo:font-weight="bold" style:font-name-asian="MS Gothic" style:font-family-asian="'MS Gothic', 'ＭＳ ゴシック'" style:font-family-generic-asian="modern" style:font-size-asian="14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keep-together="always" fo:keep-with-next="always"/>
      <style:text-properties fo:color="#2eb8b5" fo:font-weight="bold" style:font-name-asian="MS Gothic" style:font-family-asian="'MS Gothic', 'ＭＳ ゴシック'" style:font-family-generic-asian="modern" style:font-weight-asian="bold" style:font-size-complex="12pt" style:font-style-complex="italic"/>
    </style:style>
    <style:style style:name="Compact" style:family="paragraph" style:parent-style-name="Standard">
      <style:paragraph-properties fo:margin-top="0.064cm" fo:margin-bottom="0.064cm" loext:contextual-spacing="false"/>
    </style:style>
    <style:style style:name="Subtitle" style:family="paragraph" style:parent-style-name="Heading" style:next-style-name="Standard"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paragraph-properties fo:margin-top="0cm" fo:margin-bottom="0.353cm" loext:contextual-spacing="false" fo:text-align="center" style:justify-single-word="false" fo:keep-together="always" fo:orphans="2" fo:widows="2" fo:keep-with-next="always"/>
      <style:text-properties style:use-window-font-color="true" style:font-name="Times New Roman" fo:font-family="'Times New Roman'" style:font-family-generic="roman" style:font-pitch="variable" fo:font-size="12pt" fo:language="en" fo:country="US"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te" style:family="paragraph" style:next-style-name="Standard">
      <style:paragraph-properties fo:margin-top="0cm" fo:margin-bottom="0.353cm" loext:contextual-spacing="false" fo:text-align="center" style:justify-single-word="false" fo:keep-together="always" fo:orphans="2" fo:widows="2" fo:keep-with-next="always"/>
      <style:text-properties style:use-window-font-color="true" style:font-name="Times New Roman" fo:font-family="'Times New Roman'" style:font-family-generic="roman" style:font-pitch="variable" fo:font-size="12pt" fo:language="en" fo:country="US"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bstract" style:family="paragraph" style:parent-style-name="Standard" style:next-style-name="Standard">
      <style:paragraph-properties fo:margin-top="0.529cm" fo:margin-bottom="0.529cm" loext:contextual-spacing="false" fo:keep-together="always" fo:keep-with-next="always"/>
      <style:text-properties fo:font-size="12pt" style:font-size-asian="12pt"/>
    </style:style>
    <style:style style:name="Grid_20_Table_20_2" style:display-name="Grid Table 2" style:family="paragraph" style:parent-style-name="Standard">
      <style:text-properties fo:font-size="12pt" style:font-size-asian="12pt"/>
    </style:style>
    <style:style style:name="Block_20_Quote" style:display-name="Block Quote" style:family="paragraph" style:parent-style-name="Standard" style:next-style-name="Standard">
      <style:paragraph-properties fo:margin-top="0.176cm" fo:margin-bottom="0.176cm" loext:contextual-spacing="false"/>
      <style:text-properties fo:font-size="12pt" style:font-name-asian="MS Gothic" style:font-family-asian="'MS Gothic', 'ＭＳ ゴシック'" style:font-family-generic-asian="modern" style:font-size-asian="12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318cm" fo:margin-bottom="0cm" loext: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cm" fo:margin-bottom="0.212cm" loext:contextual-spacing="false"/>
      <style:text-properties fo:font-style="italic" style:font-style-asian="italic"/>
    </style:style>
    <style:style style:name="Image_20_Caption" style:display-name="Image Caption" style:family="paragraph" style:parent-style-name="Standard">
      <style:paragraph-properties fo:margin-top="0cm" fo:margin-bottom="0.212cm" loext:contextual-spacing="false"/>
      <style:text-properties fo:font-style="italic" style:font-style-asian="italic"/>
    </style:style>
    <style:style style:name="Source_20_Code" style:display-name="Source Code" style:family="paragraph" style:parent-style-name="Standard"/>
    <style:style style:name="WW-Source_20_Code" style:display-name="WW-Source Code" style:family="paragraph" style:parent-style-name="Standard"/>
    <style:style style:name="Horizontal_20_Line" style:display-name="Horizontal Line" style:family="paragraph" style:parent-style-name="Standard" style:next-style-name="Text_20_body" style:class="html">
      <style:paragraph-properties fo:margin-top="0cm" fo:margin-bottom="0.499cm" loext:contextual-spacing="false" fo:orphans="0" fo:widows="0" fo:hyphenation-ladder-count="no-limit" style:border-line-width-bottom="0.012cm 0.012cm 0.012cm" fo:padding="0cm" fo:border-left="none" fo:border-right="none" fo:border-top="none" fo:border-bottom="1.05pt double #808080"/>
      <style:text-properties style:font-name="Times New Roman" fo:font-family="'Times New Roman'" style:font-family-generic="roman" style:font-pitch="variable" fo:font-size="6pt"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Table_20_Contents" style:display-name="Table Contents" style:family="paragraph" style:parent-style-name="Text_20_body" style:class="extra">
      <style:paragraph-properties fo:margin-top="0cm" fo:margin-bottom="0.499cm" loext:contextual-spacing="false" fo:orphans="0" fo:widows="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Balloon_20_Text" style:display-name="Balloon Text" style:family="paragraph" style:parent-style-name="Standard">
      <style:paragraph-properties fo:margin-top="0cm" fo:margin-bottom="0cm" loext:contextual-spacing="false"/>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paragraph-properties fo:margin-top="0cm" fo:margin-bottom="0cm" loext:contextual-spacing="false"/>
      <style:text-properties style:font-name="Liberation Serif1" fo:font-family="'Liberation Serif'" style:font-style-name="Regular"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text-properties style:font-name="Consolas" fo:font-family="Consolas" style:font-family-generic="modern" fo:font-size="11pt" style:font-size-asian="11pt" style:font-name-complex="Consolas" style:font-family-complex="Consolas" style:font-family-generic-complex="modern"/>
    </style:style>
    <style:style style:name="Footnote_20_Ref" style:display-name="Footnote Ref" style:family="text">
      <style:text-properties style:text-position="super 58%"/>
    </style:style>
    <style:style style:name="Link" style:family="text">
      <style:text-properties fo:color="#4f81bd"/>
    </style:style>
    <style:style style:name="KeywordTok" style:family="text">
      <style:text-properties fo:color="#007020" style:font-name="Consolas" fo:font-family="Consolas" style:font-family-generic="modern" fo:font-size="11pt" fo:font-weight="bold" style:font-size-asian="11pt" style:font-weight-asian="bold" style:font-name-complex="Consolas" style:font-family-complex="Consolas" style:font-family-generic-complex="modern"/>
    </style:style>
    <style:style style:name="DataTypeTok" style:family="text">
      <style:text-properties fo:color="#902000" style:font-name="Consolas" fo:font-family="Consolas" style:font-family-generic="modern" fo:font-size="11pt" style:font-size-asian="11pt" style:font-name-complex="Consolas" style:font-family-complex="Consolas" style:font-family-generic-complex="modern"/>
    </style:style>
    <style:style style:name="DecValTok" style:family="text">
      <style:text-properties fo:color="#40a070" style:font-name="Consolas" fo:font-family="Consolas" style:font-family-generic="modern" fo:font-size="11pt" style:font-size-asian="11pt" style:font-name-complex="Consolas" style:font-family-complex="Consolas" style:font-family-generic-complex="modern"/>
    </style:style>
    <style:style style:name="BaseNTok" style:family="text">
      <style:text-properties fo:color="#40a070" style:font-name="Consolas" fo:font-family="Consolas" style:font-family-generic="modern" fo:font-size="11pt" style:font-size-asian="11pt" style:font-name-complex="Consolas" style:font-family-complex="Consolas" style:font-family-generic-complex="modern"/>
    </style:style>
    <style:style style:name="FloatTok" style:family="text">
      <style:text-properties fo:color="#40a070" style:font-name="Consolas" fo:font-family="Consolas" style:font-family-generic="modern" fo:font-size="11pt" style:font-size-asian="11pt" style:font-name-complex="Consolas" style:font-family-complex="Consolas" style:font-family-generic-complex="modern"/>
    </style:style>
    <style:style style:name="CharTok" style:family="text">
      <style:text-properties fo:color="#4070a0" style:font-name="Consolas" fo:font-family="Consolas" style:font-family-generic="modern" fo:font-size="11pt" style:font-size-asian="11pt" style:font-name-complex="Consolas" style:font-family-complex="Consolas" style:font-family-generic-complex="modern"/>
    </style:style>
    <style:style style:name="StringTok" style:family="text">
      <style:text-properties fo:color="#4070a0" style:font-name="Consolas" fo:font-family="Consolas" style:font-family-generic="modern" fo:font-size="11pt" style:font-size-asian="11pt" style:font-name-complex="Consolas" style:font-family-complex="Consolas" style:font-family-generic-complex="modern"/>
    </style:style>
    <style:style style:name="CommentTok" style:family="text">
      <style:text-properties fo:color="#60a0b0" style:font-name="Consolas" fo:font-family="Consolas" style:font-family-generic="modern" fo:font-size="11pt" fo:font-style="italic" style:font-size-asian="11pt" style:font-style-asian="italic" style:font-name-complex="Consolas" style:font-family-complex="Consolas" style:font-family-generic-complex="modern"/>
    </style:style>
    <style:style style:name="OtherTok" style:family="text">
      <style:text-properties fo:color="#007020" style:font-name="Consolas" fo:font-family="Consolas" style:font-family-generic="modern" fo:font-size="11pt" style:font-size-asian="11pt" style:font-name-complex="Consolas" style:font-family-complex="Consolas" style:font-family-generic-complex="modern"/>
    </style:style>
    <style:style style:name="AlertTok" style:family="text">
      <style:text-properties fo:color="#ff0000" style:font-name="Consolas" fo:font-family="Consolas" style:font-family-generic="modern" fo:font-size="11pt" fo:font-weight="bold" style:font-size-asian="11pt" style:font-weight-asian="bold" style:font-name-complex="Consolas" style:font-family-complex="Consolas" style:font-family-generic-complex="modern"/>
    </style:style>
    <style:style style:name="FunctionTok" style:family="text">
      <style:text-properties fo:color="#06287e" style:font-name="Consolas" fo:font-family="Consolas" style:font-family-generic="modern" fo:font-size="11pt" style:font-size-asian="11pt" style:font-name-complex="Consolas" style:font-family-complex="Consolas" style:font-family-generic-complex="modern"/>
    </style:style>
    <style:style style:name="RegionMarkerTok" style:family="text" style:parent-style-name="Verbatim_20_Char"/>
    <style:style style:name="ErrorTok" style:family="text">
      <style:text-properties fo:color="#ff0000" style:font-name="Consolas" fo:font-family="Consolas" style:font-family-generic="modern" fo:font-size="11pt" fo:font-weight="bold" style:font-size-asian="11pt" style:font-weight-asian="bold" style:font-name-complex="Consolas" style:font-family-complex="Consolas" style:font-family-generic-complex="modern"/>
    </style:style>
    <style:style style:name="NormalTok" style:family="text" style:parent-style-name="Verbatim_20_Char"/>
    <style:style style:name="WW-KeywordTok" style:family="text">
      <style:text-properties fo:color="#204a87" style:font-name="Consolas" fo:font-family="Consolas" style:font-family-generic="modern" fo:font-size="11pt" fo:font-weight="bold" fo:background-color="#f8f8f8" style:font-size-asian="11pt" style:font-weight-asian="bold" style:font-name-complex="Consolas" style:font-family-complex="Consolas" style:font-family-generic-complex="modern"/>
    </style:style>
    <style:style style:name="WW-DataTypeTok" style:family="text">
      <style:text-properties fo:color="#204a87" style:font-name="Consolas" fo:font-family="Consolas" style:font-family-generic="modern" fo:font-size="11pt" fo:background-color="#f8f8f8" style:font-size-asian="11pt" style:font-name-complex="Consolas" style:font-family-complex="Consolas" style:font-family-generic-complex="modern"/>
    </style:style>
    <style:style style:name="WW-DecValTok" style:family="text">
      <style:text-properties fo:color="#0000cf" style:font-name="Consolas" fo:font-family="Consolas" style:font-family-generic="modern" fo:font-size="11pt" fo:background-color="#f8f8f8" style:font-size-asian="11pt" style:font-name-complex="Consolas" style:font-family-complex="Consolas" style:font-family-generic-complex="modern"/>
    </style:style>
    <style:style style:name="WW-BaseNTok" style:family="text">
      <style:text-properties fo:color="#0000cf" style:font-name="Consolas" fo:font-family="Consolas" style:font-family-generic="modern" fo:font-size="11pt" fo:background-color="#f8f8f8" style:font-size-asian="11pt" style:font-name-complex="Consolas" style:font-family-complex="Consolas" style:font-family-generic-complex="modern"/>
    </style:style>
    <style:style style:name="WW-FloatTok" style:family="text">
      <style:text-properties fo:color="#0000cf" style:font-name="Consolas" fo:font-family="Consolas" style:font-family-generic="modern" fo:font-size="11pt" fo:background-color="#f8f8f8" style:font-size-asian="11pt" style:font-name-complex="Consolas" style:font-family-complex="Consolas" style:font-family-generic-complex="modern"/>
    </style:style>
    <style:style style:name="WW-CharTok" style:family="text">
      <style:text-properties fo:color="#4e9a06" style:font-name="Consolas" fo:font-family="Consolas" style:font-family-generic="modern" fo:font-size="11pt" fo:background-color="#f8f8f8" style:font-size-asian="11pt" style:font-name-complex="Consolas" style:font-family-complex="Consolas" style:font-family-generic-complex="modern"/>
    </style:style>
    <style:style style:name="WW-StringTok" style:family="text">
      <style:text-properties fo:color="#4e9a06" style:font-name="Consolas" fo:font-family="Consolas" style:font-family-generic="modern" fo:font-size="11pt" fo:background-color="#f8f8f8" style:font-size-asian="11pt" style:font-name-complex="Consolas" style:font-family-complex="Consolas" style:font-family-generic-complex="modern"/>
    </style:style>
    <style:style style:name="WW-CommentTok" style:family="text">
      <style:text-properties fo:color="#8f5902" style:font-name="Consolas" fo:font-family="Consolas" style:font-family-generic="modern" fo:font-size="11pt" fo:font-style="italic" fo:background-color="#f8f8f8" style:font-size-asian="11pt" style:font-style-asian="italic" style:font-name-complex="Consolas" style:font-family-complex="Consolas" style:font-family-generic-complex="modern"/>
    </style:style>
    <style:style style:name="WW-OtherTok" style:family="text">
      <style:text-properties fo:color="#8f5902" style:font-name="Consolas" fo:font-family="Consolas" style:font-family-generic="modern" fo:font-size="11pt" fo:background-color="#f8f8f8" style:font-size-asian="11pt" style:font-name-complex="Consolas" style:font-family-complex="Consolas" style:font-family-generic-complex="modern"/>
    </style:style>
    <style:style style:name="WW-AlertTok" style:family="text">
      <style:text-properties fo:color="#ef2929" style:font-name="Consolas" fo:font-family="Consolas" style:font-family-generic="modern" fo:font-size="11pt" fo:background-color="#f8f8f8" style:font-size-asian="11pt" style:font-name-complex="Consolas" style:font-family-complex="Consolas" style:font-family-generic-complex="modern"/>
    </style:style>
    <style:style style:name="WW-FunctionTok" style:family="text">
      <style:text-properties fo:color="#000000" style:font-name="Consolas" fo:font-family="Consolas" style:font-family-generic="modern" fo:font-size="11pt" fo:background-color="#f8f8f8" style:font-size-asian="11pt" style:font-name-complex="Consolas" style:font-family-complex="Consolas" style:font-family-generic-complex="modern"/>
    </style:style>
    <style:style style:name="WW-RegionMarkerTok" style:family="text">
      <style:text-properties style:font-name="Consolas" fo:font-family="Consolas" style:font-family-generic="modern" fo:font-size="11pt" fo:background-color="#f8f8f8" style:font-size-asian="11pt" style:font-name-complex="Consolas" style:font-family-complex="Consolas" style:font-family-generic-complex="modern"/>
    </style:style>
    <style:style style:name="WW-ErrorTok" style:family="text">
      <style:text-properties style:font-name="Consolas" fo:font-family="Consolas" style:font-family-generic="modern" fo:font-size="11pt" fo:font-weight="bold" fo:background-color="#f8f8f8" style:font-size-asian="11pt" style:font-weight-asian="bold" style:font-name-complex="Consolas" style:font-family-complex="Consolas" style:font-family-generic-complex="modern"/>
    </style:style>
    <style:style style:name="WW-NormalTok" style:family="text">
      <style:text-properties style:font-name="Consolas" fo:font-family="Consolas" style:font-family-generic="modern" fo:font-size="11pt" fo:background-color="#f8f8f8" style:font-size-asian="11pt" style:font-name-complex="Consolas" style:font-family-complex="Consolas" style:font-family-generic-complex="modern"/>
    </style:style>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Footer_20_Char" style:display-name="Footer Char" style:family="text" style:parent-style-name="Default_20_Paragraph_20_Font"/>
    <style:style style:name="Page_20_Number" style:display-name="Page Number" style:family="text"/>
    <style:style style:name="Plain_20_Text_20_Char" style:display-name="Plain Text Ch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5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
        <style:list-level-properties text:list-level-position-and-space-mode="label-alignment">
          <style:list-level-label-alignment text:label-followed-by="listtab" fo:text-indent="-0.847cm" fo:margin-left="0.847cm"/>
        </style:list-level-properties>
        <style:text-properties style:font-name="Liberation Serif"/>
      </text:list-level-style-bullet>
      <text:list-level-style-bullet text:level="2" text:style-name="WW8Num1z1" style:num-suffix="." text:bullet-char=" ">
        <style:list-level-properties text:list-level-position-and-space-mode="label-alignment">
          <style:list-level-label-alignment text:label-followed-by="listtab" text:list-tab-stop-position="1.27cm" fo:text-indent="-0.847cm" fo:margin-left="2.117cm"/>
        </style:list-level-properties>
        <style:text-properties style:font-name="Liberation Serif"/>
      </text:list-level-style-bullet>
      <text:list-level-style-bullet text:level="3" text:style-name="WW8Num1z2" style:num-suffix="." text:bullet-char=" ">
        <style:list-level-properties text:list-level-position-and-space-mode="label-alignment">
          <style:list-level-label-alignment text:label-followed-by="listtab" text:list-tab-stop-position="2.54cm" fo:text-indent="-0.847cm" fo:margin-left="3.387cm"/>
        </style:list-level-properties>
        <style:text-properties style:font-name="Liberation Serif"/>
      </text:list-level-style-bullet>
      <text:list-level-style-bullet text:level="4" text:style-name="WW8Num1z3" style:num-suffix="." text:bullet-char=" ">
        <style:list-level-properties text:list-level-position-and-space-mode="label-alignment">
          <style:list-level-label-alignment text:label-followed-by="listtab" text:list-tab-stop-position="3.81cm" fo:text-indent="-0.847cm" fo:margin-left="4.657cm"/>
        </style:list-level-properties>
        <style:text-properties style:font-name="Liberation Serif"/>
      </text:list-level-style-bullet>
      <text:list-level-style-bullet text:level="5" text:style-name="WW8Num1z4" style:num-suffix="." text:bullet-char=" ">
        <style:list-level-properties text:list-level-position-and-space-mode="label-alignment">
          <style:list-level-label-alignment text:label-followed-by="listtab" text:list-tab-stop-position="5.08cm" fo:text-indent="-0.847cm" fo:margin-left="5.927cm"/>
        </style:list-level-properties>
        <style:text-properties style:font-name="Liberation Serif"/>
      </text:list-level-style-bullet>
      <text:list-level-style-bullet text:level="6" text:style-name="WW8Num1z5" style:num-suffix="." text:bullet-char=" ">
        <style:list-level-properties text:list-level-position-and-space-mode="label-alignment">
          <style:list-level-label-alignment text:label-followed-by="listtab" text:list-tab-stop-position="6.35cm" fo:text-indent="-0.847cm" fo:margin-left="7.197cm"/>
        </style:list-level-properties>
        <style:text-properties style:font-name="Liberation Serif"/>
      </text:list-level-style-bullet>
      <text:list-level-style-bullet text:level="7" text:style-name="WW8Num1z6" style:num-suffix="." text:bullet-char=" ">
        <style:list-level-properties text:list-level-position-and-space-mode="label-alignment">
          <style:list-level-label-alignment text:label-followed-by="listtab" text:list-tab-stop-position="7.62cm" fo:text-indent="-0.847cm" fo:margin-left="8.467cm"/>
        </style:list-level-properties>
        <style:text-properties style:font-name="Liberation Serif"/>
      </text:list-level-style-bullet>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
        <style:list-level-properties text:list-level-position-and-space-mode="label-alignment">
          <style:list-level-label-alignment text:label-followed-by="listtab" fo:text-indent="-0.847cm" fo:margin-left="0.847cm"/>
        </style:list-level-properties>
        <style:text-properties style:font-name="Liberation Serif"/>
      </text:list-level-style-bullet>
      <text:list-level-style-bullet text:level="2" text:style-name="WW8Num3z1" style:num-suffix="." text:bullet-char=" ">
        <style:list-level-properties text:list-level-position-and-space-mode="label-alignment">
          <style:list-level-label-alignment text:label-followed-by="listtab" text:list-tab-stop-position="1.27cm" fo:text-indent="-0.847cm" fo:margin-left="2.117cm"/>
        </style:list-level-properties>
        <style:text-properties style:font-name="Liberation Serif"/>
      </text:list-level-style-bullet>
      <text:list-level-style-bullet text:level="3" text:style-name="WW8Num3z2" style:num-suffix="." text:bullet-char=" ">
        <style:list-level-properties text:list-level-position-and-space-mode="label-alignment">
          <style:list-level-label-alignment text:label-followed-by="listtab" text:list-tab-stop-position="2.54cm" fo:text-indent="-0.847cm" fo:margin-left="3.387cm"/>
        </style:list-level-properties>
        <style:text-properties style:font-name="Liberation Serif"/>
      </text:list-level-style-bullet>
      <text:list-level-style-bullet text:level="4" text:style-name="WW8Num3z3" style:num-suffix="." text:bullet-char=" ">
        <style:list-level-properties text:list-level-position-and-space-mode="label-alignment">
          <style:list-level-label-alignment text:label-followed-by="listtab" text:list-tab-stop-position="3.81cm" fo:text-indent="-0.847cm" fo:margin-left="4.657cm"/>
        </style:list-level-properties>
        <style:text-properties style:font-name="Liberation Serif"/>
      </text:list-level-style-bullet>
      <text:list-level-style-bullet text:level="5" text:style-name="WW8Num3z4" style:num-suffix="." text:bullet-char=" ">
        <style:list-level-properties text:list-level-position-and-space-mode="label-alignment">
          <style:list-level-label-alignment text:label-followed-by="listtab" text:list-tab-stop-position="5.08cm" fo:text-indent="-0.847cm" fo:margin-left="5.927cm"/>
        </style:list-level-properties>
        <style:text-properties style:font-name="Liberation Serif"/>
      </text:list-level-style-bullet>
      <text:list-level-style-bullet text:level="6" text:style-name="WW8Num3z5" style:num-suffix="." text:bullet-char=" ">
        <style:list-level-properties text:list-level-position-and-space-mode="label-alignment">
          <style:list-level-label-alignment text:label-followed-by="listtab" text:list-tab-stop-position="6.35cm" fo:text-indent="-0.847cm" fo:margin-left="7.197cm"/>
        </style:list-level-properties>
        <style:text-properties style:font-name="Liberation Serif"/>
      </text:list-level-style-bullet>
      <text:list-level-style-bullet text:level="7" text:style-name="WW8Num3z6" style:num-suffix="." text:bullet-char=" ">
        <style:list-level-properties text:list-level-position-and-space-mode="label-alignment">
          <style:list-level-label-alignment text:label-followed-by="listtab" text:list-tab-stop-position="7.62cm" fo:text-indent="-0.847cm" fo:margin-left="8.467cm"/>
        </style:list-level-properties>
        <style:text-properties style:font-name="Liberation Serif"/>
      </text:list-level-style-bullet>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4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4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4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4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4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4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847cm" fo:margin-left="0.847cm"/>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text:list-tab-stop-position="1.27cm" fo:text-indent="-0.847cm" fo:margin-left="2.117cm"/>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847cm" fo:margin-left="3.387cm"/>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text:list-tab-stop-position="3.81cm" fo:text-indent="-0.847cm" fo:margin-left="4.657cm"/>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text:list-tab-stop-position="5.08cm" fo:text-indent="-0.847cm" fo:margin-left="5.927cm"/>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text:list-tab-stop-position="6.35cm" fo:text-indent="-0.847cm" fo:margin-left="7.197cm"/>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text:list-tab-stop-position="7.62cm" fo:text-indent="-0.847cm" fo:margin-left="8.467cm"/>
        </style:list-level-properties>
        <style:text-properties style:font-name="Liberation Serif"/>
      </text:list-level-style-bullet>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draw:frame draw:style-name="Mfr1" draw:name="Frame1" text:anchor-type="paragraph" svg:y="0.002cm" draw:z-index="3"><draw:text-box fo:min-height="0.058cm" fo:min-width="0.041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dc:description/>
    <meta:initial-creator>Richard B Anderson</meta:initial-creator>
    <meta:creation-date>2019-01-18T19:36:00</meta:creation-date>
    <dc:creator>Andy Wills</dc:creator>
    <dc:date>2020-01-10T09:11:12.092573269</dc:date>
    <meta:editing-cycles>23</meta:editing-cycles>
    <meta:editing-duration>P1DT18M24S</meta:editing-duration>
    <meta:generator>LibreOffice/6.3.3.2$Linux_X86_64 LibreOffice_project/30$Build-2</meta:generator>
    <meta:document-statistic meta:table-count="1" meta:image-count="0" meta:object-count="0" meta:page-count="4" meta:paragraph-count="182" meta:word-count="569" meta:character-count="3413" meta:non-whitespace-character-count="2933"/>
  </office:meta>
</office:document-meta>
</file>